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2772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map style:condition="cell-content()=&quot;yes&quot;" style:apply-style-name="Untitled1" style:base-cell-address="Sheet1.O3"/>
      <style:map style:condition="cell-content()=&quot;paraphrase&quot;" style:apply-style-name="Untitled2" style:base-cell-address="Sheet1.O3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Cosine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Jaccard</text:p>
          </table:table-cell>
          <table:covered-table-cell table:number-columns-repeated="5"/>
          <table:table-cell table:style-name="ce1" office:value-type="string" calcext:value-type="string" table:number-columns-spanned="4" table:number-rows-spanned="1">
            <text:p>Prediction</text:p>
          </table:table-cell>
          <table:covered-table-cell table:number-columns-repeated="3" table:style-name="Default"/>
          <table:table-cell table:style-name="ce1" office:value-type="string" calcext:value-type="string" table:number-columns-spanned="2" table:number-rows-spanned="1">
            <text:p>Assessment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Highest value</text:p>
          </table:table-cell>
          <table:table-cell office:value-type="string" calcext:value-type="string">
            <text:p><text:s/>Average value</text:p>
          </table:table-cell>
          <table:table-cell office:value-type="string" calcext:value-type="string">
            <text:p><text:s/>Standard deviation</text:p>
          </table:table-cell>
          <table:table-cell office:value-type="string" calcext:value-type="string">
            <text:p><text:s/>Max diagonal size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Highest value</text:p>
          </table:table-cell>
          <table:table-cell office:value-type="string" calcext:value-type="string">
            <text:p><text:s/>Average value</text:p>
          </table:table-cell>
          <table:table-cell office:value-type="string" calcext:value-type="string">
            <text:p><text:s/>Standard deviation</text:p>
          </table:table-cell>
          <table:table-cell office:value-type="string" calcext:value-type="string">
            <text:p><text:s/>Max diagonal size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Diagonal&gt;=2</text:p>
          </table:table-cell>
          <table:table-cell table:style-name="Default" office:value-type="string" calcext:value-type="string">
            <text:p>Diagonal&gt;=3</text:p>
          </table:table-cell>
          <table:table-cell table:style-name="Default" office:value-type="string" calcext:value-type="string">
            <text:p>Diagonal&gt;=4</text:p>
          </table:table-cell>
          <table:table-cell table:style-name="Default" office:value-type="string" calcext:value-type="string">
            <text:p>Diagonal&gt;=5</text:p>
          </table:table-cell>
          <table:table-cell table:style-name="Default" office:value-type="string" calcext:value-type="string">
            <text:p>Cosine</text:p>
          </table:table-cell>
          <table:table-cell table:style-name="ce1" office:value-type="string" calcext:value-type="string">
            <text:p>Jaccard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772295968535" calcext:value-type="float">
            <text:p>0.202772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90174647945567" calcext:value-type="float">
            <text:p>0.09901746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]&gt;=2;&quot;yes&quot;; &quot;no&quot;)" office:value-type="string" office:string-value="no" calcext:value-type="string">
            <text:p>no</text:p>
          </table:table-cell>
          <table:table-cell table:formula="of:=IF([.L3]&gt;=3;&quot;yes&quot;; &quot;no&quot;)" office:value-type="string" office:string-value="no" calcext:value-type="string">
            <text:p>no</text:p>
          </table:table-cell>
          <table:table-cell table:formula="of:=IF([.L3]&gt;=4;&quot;yes&quot;; &quot;no&quot;)" office:value-type="string" office:string-value="no" calcext:value-type="string">
            <text:p>no</text:p>
          </table:table-cell>
          <table:table-cell table:formula="of:=IF([.L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014967541877" calcext:value-type="float">
            <text:p>0.2620149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2302101831933" calcext:value-type="float">
            <text:p>0.13230210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]&gt;=2;&quot;yes&quot;; &quot;no&quot;)" office:value-type="string" office:string-value="no" calcext:value-type="string">
            <text:p>no</text:p>
          </table:table-cell>
          <table:table-cell table:formula="of:=IF([.L4]&gt;=3;&quot;yes&quot;; &quot;no&quot;)" office:value-type="string" office:string-value="no" calcext:value-type="string">
            <text:p>no</text:p>
          </table:table-cell>
          <table:table-cell table:formula="of:=IF([.L4]&gt;=4;&quot;yes&quot;; &quot;no&quot;)" office:value-type="string" office:string-value="no" calcext:value-type="string">
            <text:p>no</text:p>
          </table:table-cell>
          <table:table-cell table:formula="of:=IF([.L4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908419823115" calcext:value-type="float">
            <text:p>0.2749084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709418192487" calcext:value-type="float">
            <text:p>0.16170941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]&gt;=2;&quot;yes&quot;; &quot;no&quot;)" office:value-type="string" office:string-value="no" calcext:value-type="string">
            <text:p>no</text:p>
          </table:table-cell>
          <table:table-cell table:formula="of:=IF([.L5]&gt;=3;&quot;yes&quot;; &quot;no&quot;)" office:value-type="string" office:string-value="no" calcext:value-type="string">
            <text:p>no</text:p>
          </table:table-cell>
          <table:table-cell table:formula="of:=IF([.L5]&gt;=4;&quot;yes&quot;; &quot;no&quot;)" office:value-type="string" office:string-value="no" calcext:value-type="string">
            <text:p>no</text:p>
          </table:table-cell>
          <table:table-cell table:formula="of:=IF([.L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272216148" calcext:value-type="float">
            <text:p>0.41027221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18435364796" calcext:value-type="float">
            <text:p>0.22184353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]&gt;=2;&quot;yes&quot;; &quot;no&quot;)" office:value-type="string" office:string-value="no" calcext:value-type="string">
            <text:p>no</text:p>
          </table:table-cell>
          <table:table-cell table:formula="of:=IF([.L6]&gt;=3;&quot;yes&quot;; &quot;no&quot;)" office:value-type="string" office:string-value="no" calcext:value-type="string">
            <text:p>no</text:p>
          </table:table-cell>
          <table:table-cell table:formula="of:=IF([.L6]&gt;=4;&quot;yes&quot;; &quot;no&quot;)" office:value-type="string" office:string-value="no" calcext:value-type="string">
            <text:p>no</text:p>
          </table:table-cell>
          <table:table-cell table:formula="of:=IF([.L6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193470093922" calcext:value-type="float">
            <text:p>0.3881934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3899612207694" calcext:value-type="float">
            <text:p>0.22389961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7]&gt;=2;&quot;yes&quot;; &quot;no&quot;)" office:value-type="string" office:string-value="no" calcext:value-type="string">
            <text:p>no</text:p>
          </table:table-cell>
          <table:table-cell table:formula="of:=IF([.L7]&gt;=3;&quot;yes&quot;; &quot;no&quot;)" office:value-type="string" office:string-value="no" calcext:value-type="string">
            <text:p>no</text:p>
          </table:table-cell>
          <table:table-cell table:formula="of:=IF([.L7]&gt;=4;&quot;yes&quot;; &quot;no&quot;)" office:value-type="string" office:string-value="no" calcext:value-type="string">
            <text:p>no</text:p>
          </table:table-cell>
          <table:table-cell table:formula="of:=IF([.L7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370699323165" calcext:value-type="float">
            <text:p>0.4143706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19597696824501" calcext:value-type="float">
            <text:p>0.21959769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]&gt;=2;&quot;yes&quot;; &quot;no&quot;)" office:value-type="string" office:string-value="no" calcext:value-type="string">
            <text:p>no</text:p>
          </table:table-cell>
          <table:table-cell table:formula="of:=IF([.L8]&gt;=3;&quot;yes&quot;; &quot;no&quot;)" office:value-type="string" office:string-value="no" calcext:value-type="string">
            <text:p>no</text:p>
          </table:table-cell>
          <table:table-cell table:formula="of:=IF([.L8]&gt;=4;&quot;yes&quot;; &quot;no&quot;)" office:value-type="string" office:string-value="no" calcext:value-type="string">
            <text:p>no</text:p>
          </table:table-cell>
          <table:table-cell table:formula="of:=IF([.L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072546385531" calcext:value-type="float">
            <text:p>0.22907254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3198707553189" calcext:value-type="float">
            <text:p>0.11319870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]&gt;=2;&quot;yes&quot;; &quot;no&quot;)" office:value-type="string" office:string-value="no" calcext:value-type="string">
            <text:p>no</text:p>
          </table:table-cell>
          <table:table-cell table:formula="of:=IF([.L9]&gt;=3;&quot;yes&quot;; &quot;no&quot;)" office:value-type="string" office:string-value="no" calcext:value-type="string">
            <text:p>no</text:p>
          </table:table-cell>
          <table:table-cell table:formula="of:=IF([.L9]&gt;=4;&quot;yes&quot;; &quot;no&quot;)" office:value-type="string" office:string-value="no" calcext:value-type="string">
            <text:p>no</text:p>
          </table:table-cell>
          <table:table-cell table:formula="of:=IF([.L9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435162156014" calcext:value-type="float">
            <text:p>0.20043516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27302261919361" calcext:value-type="float">
            <text:p>0.09273022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]&gt;=2;&quot;yes&quot;; &quot;no&quot;)" office:value-type="string" office:string-value="no" calcext:value-type="string">
            <text:p>no</text:p>
          </table:table-cell>
          <table:table-cell table:formula="of:=IF([.L10]&gt;=3;&quot;yes&quot;; &quot;no&quot;)" office:value-type="string" office:string-value="no" calcext:value-type="string">
            <text:p>no</text:p>
          </table:table-cell>
          <table:table-cell table:formula="of:=IF([.L10]&gt;=4;&quot;yes&quot;; &quot;no&quot;)" office:value-type="string" office:string-value="no" calcext:value-type="string">
            <text:p>no</text:p>
          </table:table-cell>
          <table:table-cell table:formula="of:=IF([.L10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507195226895" calcext:value-type="float">
            <text:p>0.2455071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2918334096072" calcext:value-type="float">
            <text:p>0.11291833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]&gt;=2;&quot;yes&quot;; &quot;no&quot;)" office:value-type="string" office:string-value="no" calcext:value-type="string">
            <text:p>no</text:p>
          </table:table-cell>
          <table:table-cell table:formula="of:=IF([.L11]&gt;=3;&quot;yes&quot;; &quot;no&quot;)" office:value-type="string" office:string-value="no" calcext:value-type="string">
            <text:p>no</text:p>
          </table:table-cell>
          <table:table-cell table:formula="of:=IF([.L11]&gt;=4;&quot;yes&quot;; &quot;no&quot;)" office:value-type="string" office:string-value="no" calcext:value-type="string">
            <text:p>no</text:p>
          </table:table-cell>
          <table:table-cell table:formula="of:=IF([.L11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813715047725" calcext:value-type="float">
            <text:p>0.3528137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7811843425931" calcext:value-type="float">
            <text:p>0.22781184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]&gt;=2;&quot;yes&quot;; &quot;no&quot;)" office:value-type="string" office:string-value="no" calcext:value-type="string">
            <text:p>no</text:p>
          </table:table-cell>
          <table:table-cell table:formula="of:=IF([.L12]&gt;=3;&quot;yes&quot;; &quot;no&quot;)" office:value-type="string" office:string-value="no" calcext:value-type="string">
            <text:p>no</text:p>
          </table:table-cell>
          <table:table-cell table:formula="of:=IF([.L12]&gt;=4;&quot;yes&quot;; &quot;no&quot;)" office:value-type="string" office:string-value="no" calcext:value-type="string">
            <text:p>no</text:p>
          </table:table-cell>
          <table:table-cell table:formula="of:=IF([.L12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468601026209" calcext:value-type="float">
            <text:p>0.3224686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7267664590004" calcext:value-type="float">
            <text:p>0.13726766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]&gt;=2;&quot;yes&quot;; &quot;no&quot;)" office:value-type="string" office:string-value="no" calcext:value-type="string">
            <text:p>no</text:p>
          </table:table-cell>
          <table:table-cell table:formula="of:=IF([.L13]&gt;=3;&quot;yes&quot;; &quot;no&quot;)" office:value-type="string" office:string-value="no" calcext:value-type="string">
            <text:p>no</text:p>
          </table:table-cell>
          <table:table-cell table:formula="of:=IF([.L13]&gt;=4;&quot;yes&quot;; &quot;no&quot;)" office:value-type="string" office:string-value="no" calcext:value-type="string">
            <text:p>no</text:p>
          </table:table-cell>
          <table:table-cell table:formula="of:=IF([.L1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057512881428" calcext:value-type="float">
            <text:p>0.23105751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100840938943" calcext:value-type="float">
            <text:p>0.10100840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]&gt;=2;&quot;yes&quot;; &quot;no&quot;)" office:value-type="string" office:string-value="no" calcext:value-type="string">
            <text:p>no</text:p>
          </table:table-cell>
          <table:table-cell table:formula="of:=IF([.L14]&gt;=3;&quot;yes&quot;; &quot;no&quot;)" office:value-type="string" office:string-value="no" calcext:value-type="string">
            <text:p>no</text:p>
          </table:table-cell>
          <table:table-cell table:formula="of:=IF([.L14]&gt;=4;&quot;yes&quot;; &quot;no&quot;)" office:value-type="string" office:string-value="no" calcext:value-type="string">
            <text:p>no</text:p>
          </table:table-cell>
          <table:table-cell table:formula="of:=IF([.L14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en</text:p>
          </table:table-cell>
          <table:table-cell office:value-type="float" office:value="0.247536885744169" calcext:value-type="float">
            <text:p>0.2475368857</text:p>
          </table:table-cell>
          <table:table-cell office:value-type="float" office:value="0.23287738799008" calcext:value-type="float">
            <text:p>0.232877388</text:p>
          </table:table-cell>
          <table:table-cell office:value-type="float" office:value="0.239691376227321" calcext:value-type="float">
            <text:p>0.2396913762</text:p>
          </table:table-cell>
          <table:table-cell office:value-type="float" office:value="2" calcext:value-type="float">
            <text:p>2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.5263157894737" calcext:value-type="float">
            <text:p>10.526315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5144133192109" calcext:value-type="float">
            <text:p>0.09551441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]&gt;=2;&quot;yes&quot;; &quot;no&quot;)" office:value-type="string" office:string-value="no" calcext:value-type="string">
            <text:p>no</text:p>
          </table:table-cell>
          <table:table-cell table:formula="of:=IF([.L15]&gt;=3;&quot;yes&quot;; &quot;no&quot;)" office:value-type="string" office:string-value="no" calcext:value-type="string">
            <text:p>no</text:p>
          </table:table-cell>
          <table:table-cell table:formula="of:=IF([.L15]&gt;=4;&quot;yes&quot;; &quot;no&quot;)" office:value-type="string" office:string-value="no" calcext:value-type="string">
            <text:p>no</text:p>
          </table:table-cell>
          <table:table-cell table:formula="of:=IF([.L1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en</text:p>
          </table:table-cell>
          <table:table-cell office:value-type="float" office:value="0.273861278752583" calcext:value-type="float">
            <text:p>0.2738612788</text:p>
          </table:table-cell>
          <table:table-cell office:value-type="float" office:value="0.226017720013766" calcext:value-type="float">
            <text:p>0.22601772</text:p>
          </table:table-cell>
          <table:table-cell office:value-type="float" office:value="0.181187053326736" calcext:value-type="float">
            <text:p>0.1811870533</text:p>
          </table:table-cell>
          <table:table-cell office:value-type="float" office:value="2" calcext:value-type="float">
            <text:p>2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1.44927536231884" calcext:value-type="float">
            <text:p>1.449275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7559599066739" calcext:value-type="float">
            <text:p>0.08675595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]&gt;=2;&quot;yes&quot;; &quot;no&quot;)" office:value-type="string" office:string-value="no" calcext:value-type="string">
            <text:p>no</text:p>
          </table:table-cell>
          <table:table-cell table:formula="of:=IF([.L16]&gt;=3;&quot;yes&quot;; &quot;no&quot;)" office:value-type="string" office:string-value="no" calcext:value-type="string">
            <text:p>no</text:p>
          </table:table-cell>
          <table:table-cell table:formula="of:=IF([.L16]&gt;=4;&quot;yes&quot;; &quot;no&quot;)" office:value-type="string" office:string-value="no" calcext:value-type="string">
            <text:p>no</text:p>
          </table:table-cell>
          <table:table-cell table:formula="of:=IF([.L16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it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209928284875605" calcext:value-type="float">
            <text:p>0.2099282849</text:p>
          </table:table-cell>
          <table:table-cell office:value-type="float" office:value="0.195510001409502" calcext:value-type="float">
            <text:p>0.1955100014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22.2222222222222" calcext:value-type="float">
            <text:p>22.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0461380760493" calcext:value-type="float">
            <text:p>0.09504613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]&gt;=2;&quot;yes&quot;; &quot;no&quot;)" office:value-type="string" office:string-value="no" calcext:value-type="string">
            <text:p>no</text:p>
          </table:table-cell>
          <table:table-cell table:formula="of:=IF([.L17]&gt;=3;&quot;yes&quot;; &quot;no&quot;)" office:value-type="string" office:string-value="no" calcext:value-type="string">
            <text:p>no</text:p>
          </table:table-cell>
          <table:table-cell table:formula="of:=IF([.L17]&gt;=4;&quot;yes&quot;; &quot;no&quot;)" office:value-type="string" office:string-value="no" calcext:value-type="string">
            <text:p>no</text:p>
          </table:table-cell>
          <table:table-cell table:formula="of:=IF([.L17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478091443733758" calcext:value-type="float">
            <text:p>0.4780914437</text:p>
          </table:table-cell>
          <table:table-cell office:value-type="float" office:value="0.428027958371492" calcext:value-type="float">
            <text:p>0.4280279584</text:p>
          </table:table-cell>
          <table:table-cell office:value-type="float" office:value="0.246163455545474" calcext:value-type="float">
            <text:p>0.2461634555</text:p>
          </table:table-cell>
          <table:table-cell office:value-type="float" office:value="2" calcext:value-type="float">
            <text:p>2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2.8169014084507" calcext:value-type="float">
            <text:p>2.816901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78474472472" calcext:value-type="float">
            <text:p>0.11447847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]&gt;=2;&quot;yes&quot;; &quot;no&quot;)" office:value-type="string" office:string-value="no" calcext:value-type="string">
            <text:p>no</text:p>
          </table:table-cell>
          <table:table-cell table:formula="of:=IF([.L18]&gt;=3;&quot;yes&quot;; &quot;no&quot;)" office:value-type="string" office:string-value="no" calcext:value-type="string">
            <text:p>no</text:p>
          </table:table-cell>
          <table:table-cell table:formula="of:=IF([.L18]&gt;=4;&quot;yes&quot;; &quot;no&quot;)" office:value-type="string" office:string-value="no" calcext:value-type="string">
            <text:p>no</text:p>
          </table:table-cell>
          <table:table-cell table:formula="of:=IF([.L1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en</text:p>
          </table:table-cell>
          <table:table-cell office:value-type="float" office:value="0.334076552390531" calcext:value-type="float">
            <text:p>0.3340765524</text:p>
          </table:table-cell>
          <table:table-cell office:value-type="float" office:value="0.199347557352923" calcext:value-type="float">
            <text:p>0.1993475574</text:p>
          </table:table-cell>
          <table:table-cell office:value-type="float" office:value="0.212717542343802" calcext:value-type="float">
            <text:p>0.21271754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662393162393162" calcext:value-type="float">
            <text:p>0.0662393162</text:p>
          </table:table-cell>
          <table:table-cell office:value-type="float" office:value="0.0999066424642042" calcext:value-type="float">
            <text:p>0.09990664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</text:p>
          </table:table-cell>
          <table:table-cell table:formula="of:=IF([.L19]&gt;=2;&quot;yes&quot;; &quot;no&quot;)" office:value-type="string" office:string-value="yes" calcext:value-type="string">
            <text:p>yes</text:p>
          </table:table-cell>
          <table:table-cell table:formula="of:=IF([.L19]&gt;=3;&quot;yes&quot;; &quot;no&quot;)" office:value-type="string" office:string-value="no" calcext:value-type="string">
            <text:p>no</text:p>
          </table:table-cell>
          <table:table-cell table:formula="of:=IF([.L19]&gt;=4;&quot;yes&quot;; &quot;no&quot;)" office:value-type="string" office:string-value="no" calcext:value-type="string">
            <text:p>no</text:p>
          </table:table-cell>
          <table:table-cell table:formula="of:=IF([.L19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201007563051842" calcext:value-type="float">
            <text:p>0.2010075631</text:p>
          </table:table-cell>
          <table:table-cell office:value-type="float" office:value="0.160265211992641" calcext:value-type="float">
            <text:p>0.160265212</text:p>
          </table:table-cell>
          <table:table-cell office:value-type="float" office:value="0.252730713379155" calcext:value-type="float">
            <text:p>0.2527307134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office:value-type="float" office:value="0.1" calcext:value-type="float">
            <text:p>0.1</text:p>
          </table:table-cell>
          <table:table-cell office:value-type="float" office:value="0.0777777777777778" calcext:value-type="float">
            <text:p>0.0777777778</text:p>
          </table:table-cell>
          <table:table-cell office:value-type="float" office:value="0.128706502800091" calcext:value-type="float">
            <text:p>0.1287065028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table:formula="of:=IF([.L20]&gt;=2;&quot;yes&quot;; &quot;no&quot;)" office:value-type="string" office:string-value="yes" calcext:value-type="string">
            <text:p>yes</text:p>
          </table:table-cell>
          <table:table-cell table:formula="of:=IF([.L20]&gt;=3;&quot;yes&quot;; &quot;no&quot;)" office:value-type="string" office:string-value="no" calcext:value-type="string">
            <text:p>no</text:p>
          </table:table-cell>
          <table:table-cell table:formula="of:=IF([.L20]&gt;=4;&quot;yes&quot;; &quot;no&quot;)" office:value-type="string" office:string-value="no" calcext:value-type="string">
            <text:p>no</text:p>
          </table:table-cell>
          <table:table-cell table:formula="of:=IF([.L20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053524668322" calcext:value-type="float">
            <text:p>0.1610535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566239316239316" calcext:value-type="float">
            <text:p>0.0566239316</text:p>
          </table:table-cell>
          <table:table-cell office:value-type="float" office:value="0.0854534257338607" calcext:value-type="float">
            <text:p>0.085453425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3.3333333333333" calcext:value-type="float">
            <text:p>33.3333333333</text:p>
          </table:table-cell>
          <table:table-cell table:formula="of:=IF([.L21]&gt;=2;&quot;yes&quot;; &quot;no&quot;)" office:value-type="string" office:string-value="yes" calcext:value-type="string">
            <text:p>yes</text:p>
          </table:table-cell>
          <table:table-cell table:formula="of:=IF([.L21]&gt;=3;&quot;yes&quot;; &quot;no&quot;)" office:value-type="string" office:string-value="no" calcext:value-type="string">
            <text:p>no</text:p>
          </table:table-cell>
          <table:table-cell table:formula="of:=IF([.L21]&gt;=4;&quot;yes&quot;; &quot;no&quot;)" office:value-type="string" office:string-value="no" calcext:value-type="string">
            <text:p>no</text:p>
          </table:table-cell>
          <table:table-cell table:formula="of:=IF([.L21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836553046371" calcext:value-type="float">
            <text:p>0.209836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107692307692308" calcext:value-type="float">
            <text:p>0.1076923077</text:p>
          </table:table-cell>
          <table:table-cell office:value-type="float" office:value="0.0933672325707723" calcext:value-type="float">
            <text:p>0.0933672326</text:p>
          </table:table-cell>
          <table:table-cell office:value-type="float" office:value="2" calcext:value-type="float">
            <text:p>2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16.6666666666667" calcext:value-type="float">
            <text:p>16.6666666667</text:p>
          </table:table-cell>
          <table:table-cell table:formula="of:=IF([.L22]&gt;=2;&quot;yes&quot;; &quot;no&quot;)" office:value-type="string" office:string-value="yes" calcext:value-type="string">
            <text:p>yes</text:p>
          </table:table-cell>
          <table:table-cell table:formula="of:=IF([.L22]&gt;=3;&quot;yes&quot;; &quot;no&quot;)" office:value-type="string" office:string-value="no" calcext:value-type="string">
            <text:p>no</text:p>
          </table:table-cell>
          <table:table-cell table:formula="of:=IF([.L22]&gt;=4;&quot;yes&quot;; &quot;no&quot;)" office:value-type="string" office:string-value="no" calcext:value-type="string">
            <text:p>no</text:p>
          </table:table-cell>
          <table:table-cell table:formula="of:=IF([.L22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it</text:p>
          </table:table-cell>
          <table:table-cell office:value-type="float" office:value="0.267261241912424" calcext:value-type="float">
            <text:p>0.2672612419</text:p>
          </table:table-cell>
          <table:table-cell office:value-type="float" office:value="0.233894688671256" calcext:value-type="float">
            <text:p>0.2338946887</text:p>
          </table:table-cell>
          <table:table-cell office:value-type="float" office:value="0.193598216388748" calcext:value-type="float">
            <text:p>0.1935982164</text:p>
          </table:table-cell>
          <table:table-cell office:value-type="float" office:value="2" calcext:value-type="float">
            <text:p>2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1871184371184" calcext:value-type="float">
            <text:p>0.0871871184</text:p>
          </table:table-cell>
          <table:table-cell office:value-type="float" office:value="0.0925391841229769" calcext:value-type="float">
            <text:p>0.0925391841</text:p>
          </table:table-cell>
          <table:table-cell office:value-type="float" office:value="2" calcext:value-type="float">
            <text:p>2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7.1428571428571" calcext:value-type="float">
            <text:p>57.1428571429</text:p>
          </table:table-cell>
          <table:table-cell table:formula="of:=IF([.L23]&gt;=2;&quot;yes&quot;; &quot;no&quot;)" office:value-type="string" office:string-value="yes" calcext:value-type="string">
            <text:p>yes</text:p>
          </table:table-cell>
          <table:table-cell table:formula="of:=IF([.L23]&gt;=3;&quot;yes&quot;; &quot;no&quot;)" office:value-type="string" office:string-value="no" calcext:value-type="string">
            <text:p>no</text:p>
          </table:table-cell>
          <table:table-cell table:formula="of:=IF([.L23]&gt;=4;&quot;yes&quot;; &quot;no&quot;)" office:value-type="string" office:string-value="no" calcext:value-type="string">
            <text:p>no</text:p>
          </table:table-cell>
          <table:table-cell table:formula="of:=IF([.L2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458997369759" calcext:value-type="float">
            <text:p>0.1724589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931034482759" calcext:value-type="float">
            <text:p>0.1379310345</text:p>
          </table:table-cell>
          <table:table-cell office:value-type="float" office:value="0.112264890282132" calcext:value-type="float">
            <text:p>0.1122648903</text:p>
          </table:table-cell>
          <table:table-cell office:value-type="float" office:value="0.0870781058903529" calcext:value-type="float">
            <text:p>0.0870781059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formula="of:=IF([.L24]&gt;=2;&quot;yes&quot;; &quot;no&quot;)" office:value-type="string" office:string-value="yes" calcext:value-type="string">
            <text:p>yes</text:p>
          </table:table-cell>
          <table:table-cell table:formula="of:=IF([.L24]&gt;=3;&quot;yes&quot;; &quot;no&quot;)" office:value-type="string" office:string-value="yes" calcext:value-type="string">
            <text:p>yes</text:p>
          </table:table-cell>
          <table:table-cell table:formula="of:=IF([.L24]&gt;=4;&quot;yes&quot;; &quot;no&quot;)" office:value-type="string" office:string-value="no" calcext:value-type="string">
            <text:p>no</text:p>
          </table:table-cell>
          <table:table-cell table:formula="of:=IF([.L24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26101939998905" calcext:value-type="float">
            <text:p>0.2610194</text:p>
          </table:table-cell>
          <table:table-cell office:value-type="float" office:value="0.195686400290296" calcext:value-type="float">
            <text:p>0.195686400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0.10978835978836" calcext:value-type="float">
            <text:p>0.1097883598</text:p>
          </table:table-cell>
          <table:table-cell office:value-type="float" office:value="0.0852290323610816" calcext:value-type="float">
            <text:p>0.0852290324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formula="of:=IF([.L25]&gt;=2;&quot;yes&quot;; &quot;no&quot;)" office:value-type="string" office:string-value="yes" calcext:value-type="string">
            <text:p>yes</text:p>
          </table:table-cell>
          <table:table-cell table:formula="of:=IF([.L25]&gt;=3;&quot;yes&quot;; &quot;no&quot;)" office:value-type="string" office:string-value="no" calcext:value-type="string">
            <text:p>no</text:p>
          </table:table-cell>
          <table:table-cell table:formula="of:=IF([.L25]&gt;=4;&quot;yes&quot;; &quot;no&quot;)" office:value-type="string" office:string-value="no" calcext:value-type="string">
            <text:p>no</text:p>
          </table:table-cell>
          <table:table-cell table:formula="of:=IF([.L2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480384461415262" calcext:value-type="float">
            <text:p>0.4803844614</text:p>
          </table:table-cell>
          <table:table-cell office:value-type="float" office:value="0.315570066852072" calcext:value-type="float">
            <text:p>0.3155700669</text:p>
          </table:table-cell>
          <table:table-cell office:value-type="float" office:value="0.226309935504287" calcext:value-type="float">
            <text:p>0.2263099355</text:p>
          </table:table-cell>
          <table:table-cell office:value-type="float" office:value="2" calcext:value-type="float">
            <text:p>2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office:value-type="float" office:value="0.148936170212766" calcext:value-type="float">
            <text:p>0.1489361702</text:p>
          </table:table-cell>
          <table:table-cell office:value-type="float" office:value="0.138984214138641" calcext:value-type="float">
            <text:p>0.1389842141</text:p>
          </table:table-cell>
          <table:table-cell office:value-type="float" office:value="0.121209131744939" calcext:value-type="float">
            <text:p>0.1212091317</text:p>
          </table:table-cell>
          <table:table-cell office:value-type="float" office:value="2" calcext:value-type="float">
            <text:p>2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table:formula="of:=IF([.L26]&gt;=2;&quot;yes&quot;; &quot;no&quot;)" office:value-type="string" office:string-value="yes" calcext:value-type="string">
            <text:p>yes</text:p>
          </table:table-cell>
          <table:table-cell table:formula="of:=IF([.L26]&gt;=3;&quot;yes&quot;; &quot;no&quot;)" office:value-type="string" office:string-value="no" calcext:value-type="string">
            <text:p>no</text:p>
          </table:table-cell>
          <table:table-cell table:formula="of:=IF([.L26]&gt;=4;&quot;yes&quot;; &quot;no&quot;)" office:value-type="string" office:string-value="no" calcext:value-type="string">
            <text:p>no</text:p>
          </table:table-cell>
          <table:table-cell table:formula="of:=IF([.L26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en</text:p>
          </table:table-cell>
          <table:table-cell office:value-type="float" office:value="0.276026223736942" calcext:value-type="float">
            <text:p>0.2760262237</text:p>
          </table:table-cell>
          <table:table-cell office:value-type="float" office:value="0.235027361883004" calcext:value-type="float">
            <text:p>0.2350273619</text:p>
          </table:table-cell>
          <table:table-cell office:value-type="float" office:value="0.242088296324692" calcext:value-type="float">
            <text:p>0.2420882963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125454545454545" calcext:value-type="float">
            <text:p>0.1254545455</text:p>
          </table:table-cell>
          <table:table-cell office:value-type="float" office:value="0.132136098124602" calcext:value-type="float">
            <text:p>0.1321360981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table:formula="of:=IF([.L27]&gt;=2;&quot;yes&quot;; &quot;no&quot;)" office:value-type="string" office:string-value="yes" calcext:value-type="string">
            <text:p>yes</text:p>
          </table:table-cell>
          <table:table-cell table:formula="of:=IF([.L27]&gt;=3;&quot;yes&quot;; &quot;no&quot;)" office:value-type="string" office:string-value="no" calcext:value-type="string">
            <text:p>no</text:p>
          </table:table-cell>
          <table:table-cell table:formula="of:=IF([.L27]&gt;=4;&quot;yes&quot;; &quot;no&quot;)" office:value-type="string" office:string-value="no" calcext:value-type="string">
            <text:p>no</text:p>
          </table:table-cell>
          <table:table-cell table:formula="of:=IF([.L27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en</text:p>
          </table:table-cell>
          <table:table-cell office:value-type="float" office:value="0.413918677192358" calcext:value-type="float">
            <text:p>0.4139186772</text:p>
          </table:table-cell>
          <table:table-cell office:value-type="float" office:value="0.398700585808021" calcext:value-type="float">
            <text:p>0.3987005858</text:p>
          </table:table-cell>
          <table:table-cell office:value-type="float" office:value="0.386572219207097" calcext:value-type="float">
            <text:p>0.3865722192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00659925597035" calcext:value-type="float">
            <text:p>0.2006599256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00" calcext:value-type="float">
            <text:p>100</text:p>
          </table:table-cell>
          <table:table-cell table:formula="of:=IF([.L28]&gt;=2;&quot;yes&quot;; &quot;no&quot;)" office:value-type="string" office:string-value="yes" calcext:value-type="string">
            <text:p>yes</text:p>
          </table:table-cell>
          <table:table-cell table:formula="of:=IF([.L28]&gt;=3;&quot;yes&quot;; &quot;no&quot;)" office:value-type="string" office:string-value="no" calcext:value-type="string">
            <text:p>no</text:p>
          </table:table-cell>
          <table:table-cell table:formula="of:=IF([.L28]&gt;=4;&quot;yes&quot;; &quot;no&quot;)" office:value-type="string" office:string-value="no" calcext:value-type="string">
            <text:p>no</text:p>
          </table:table-cell>
          <table:table-cell table:formula="of:=IF([.L2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632084635529" calcext:value-type="float">
            <text:p>0.2216320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18449176919572" calcext:value-type="float">
            <text:p>0.1184491769</text:p>
          </table:table-cell>
          <table:table-cell office:value-type="float" office:value="0.109918442919847" calcext:value-type="float">
            <text:p>0.1099184429</text:p>
          </table:table-cell>
          <table:table-cell office:value-type="float" office:value="2" calcext:value-type="float">
            <text:p>2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0" calcext:value-type="float">
            <text:p>50</text:p>
          </table:table-cell>
          <table:table-cell table:formula="of:=IF([.L29]&gt;=2;&quot;yes&quot;; &quot;no&quot;)" office:value-type="string" office:string-value="yes" calcext:value-type="string">
            <text:p>yes</text:p>
          </table:table-cell>
          <table:table-cell table:formula="of:=IF([.L29]&gt;=3;&quot;yes&quot;; &quot;no&quot;)" office:value-type="string" office:string-value="no" calcext:value-type="string">
            <text:p>no</text:p>
          </table:table-cell>
          <table:table-cell table:formula="of:=IF([.L29]&gt;=4;&quot;yes&quot;; &quot;no&quot;)" office:value-type="string" office:string-value="no" calcext:value-type="string">
            <text:p>no</text:p>
          </table:table-cell>
          <table:table-cell table:formula="of:=IF([.L29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430414231010558" calcext:value-type="float">
            <text:p>0.430414231</text:p>
          </table:table-cell>
          <table:table-cell office:value-type="float" office:value="0.28918841604092" calcext:value-type="float">
            <text:p>0.289188416</text:p>
          </table:table-cell>
          <table:table-cell office:value-type="float" office:value="0.232273978319223" calcext:value-type="float">
            <text:p>0.2322739783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0.219512195121951" calcext:value-type="float">
            <text:p>0.2195121951</text:p>
          </table:table-cell>
          <table:table-cell office:value-type="float" office:value="0.155074727102166" calcext:value-type="float">
            <text:p>0.1550747271</text:p>
          </table:table-cell>
          <table:table-cell office:value-type="float" office:value="0.107447893312929" calcext:value-type="float">
            <text:p>0.1074478933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table:formula="of:=IF([.L30]&gt;=2;&quot;yes&quot;; &quot;no&quot;)" office:value-type="string" office:string-value="yes" calcext:value-type="string">
            <text:p>yes</text:p>
          </table:table-cell>
          <table:table-cell table:formula="of:=IF([.L30]&gt;=3;&quot;yes&quot;; &quot;no&quot;)" office:value-type="string" office:string-value="no" calcext:value-type="string">
            <text:p>no</text:p>
          </table:table-cell>
          <table:table-cell table:formula="of:=IF([.L30]&gt;=4;&quot;yes&quot;; &quot;no&quot;)" office:value-type="string" office:string-value="no" calcext:value-type="string">
            <text:p>no</text:p>
          </table:table-cell>
          <table:table-cell table:formula="of:=IF([.L30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it</text:p>
          </table:table-cell>
          <table:table-cell office:value-type="float" office:value="0.390360029179413" calcext:value-type="float">
            <text:p>0.3903600292</text:p>
          </table:table-cell>
          <table:table-cell office:value-type="float" office:value="0.310650068427632" calcext:value-type="float">
            <text:p>0.3106500684</text:p>
          </table:table-cell>
          <table:table-cell office:value-type="float" office:value="0.215063338339079" calcext:value-type="float">
            <text:p>0.215063338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0.119834462469287" calcext:value-type="float">
            <text:p>0.1198344625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table:formula="of:=IF([.L31]&gt;=2;&quot;yes&quot;; &quot;no&quot;)" office:value-type="string" office:string-value="yes" calcext:value-type="string">
            <text:p>yes</text:p>
          </table:table-cell>
          <table:table-cell table:formula="of:=IF([.L31]&gt;=3;&quot;yes&quot;; &quot;no&quot;)" office:value-type="string" office:string-value="no" calcext:value-type="string">
            <text:p>no</text:p>
          </table:table-cell>
          <table:table-cell table:formula="of:=IF([.L31]&gt;=4;&quot;yes&quot;; &quot;no&quot;)" office:value-type="string" office:string-value="no" calcext:value-type="string">
            <text:p>no</text:p>
          </table:table-cell>
          <table:table-cell table:formula="of:=IF([.L31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580014790565742" calcext:value-type="float">
            <text:p>0.5800147906</text:p>
          </table:table-cell>
          <table:table-cell office:value-type="float" office:value="0.344680940290384" calcext:value-type="float">
            <text:p>0.3446809403</text:p>
          </table:table-cell>
          <table:table-cell office:value-type="float" office:value="0.351800458167622" calcext:value-type="float">
            <text:p>0.3518004582</text:p>
          </table:table-cell>
          <table:table-cell office:value-type="float" office:value="3" calcext:value-type="float">
            <text:p>3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0.18520202020202" calcext:value-type="float">
            <text:p>0.1852020202</text:p>
          </table:table-cell>
          <table:table-cell office:value-type="float" office:value="0.152139343778452" calcext:value-type="float">
            <text:p>0.1521393438</text:p>
          </table:table-cell>
          <table:table-cell office:value-type="float" office:value="3" calcext:value-type="float">
            <text:p>3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formula="of:=IF([.L32]&gt;=2;&quot;yes&quot;; &quot;no&quot;)" office:value-type="string" office:string-value="yes" calcext:value-type="string">
            <text:p>yes</text:p>
          </table:table-cell>
          <table:table-cell table:formula="of:=IF([.L32]&gt;=3;&quot;yes&quot;; &quot;no&quot;)" office:value-type="string" office:string-value="yes" calcext:value-type="string">
            <text:p>yes</text:p>
          </table:table-cell>
          <table:table-cell table:formula="of:=IF([.L32]&gt;=4;&quot;yes&quot;; &quot;no&quot;)" office:value-type="string" office:string-value="no" calcext:value-type="string">
            <text:p>no</text:p>
          </table:table-cell>
          <table:table-cell table:formula="of:=IF([.L32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en</text:p>
          </table:table-cell>
          <table:table-cell office:value-type="float" office:value="0.302079270009599" calcext:value-type="float">
            <text:p>0.30207927</text:p>
          </table:table-cell>
          <table:table-cell office:value-type="float" office:value="0.220631762313145" calcext:value-type="float">
            <text:p>0.2206317623</text:p>
          </table:table-cell>
          <table:table-cell office:value-type="float" office:value="0.195645607648327" calcext:value-type="float">
            <text:p>0.1956456076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0.132720797720798" calcext:value-type="float">
            <text:p>0.1327207977</text:p>
          </table:table-cell>
          <table:table-cell office:value-type="float" office:value="0.0907311178897022" calcext:value-type="float">
            <text:p>0.0907311179</text:p>
          </table:table-cell>
          <table:table-cell office:value-type="float" office:value="2" calcext:value-type="float">
            <text:p>2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table:formula="of:=IF([.L33]&gt;=2;&quot;yes&quot;; &quot;no&quot;)" office:value-type="string" office:string-value="yes" calcext:value-type="string">
            <text:p>yes</text:p>
          </table:table-cell>
          <table:table-cell table:formula="of:=IF([.L33]&gt;=3;&quot;yes&quot;; &quot;no&quot;)" office:value-type="string" office:string-value="no" calcext:value-type="string">
            <text:p>no</text:p>
          </table:table-cell>
          <table:table-cell table:formula="of:=IF([.L33]&gt;=4;&quot;yes&quot;; &quot;no&quot;)" office:value-type="string" office:string-value="no" calcext:value-type="string">
            <text:p>no</text:p>
          </table:table-cell>
          <table:table-cell table:formula="of:=IF([.L3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420396178143" calcext:value-type="float">
            <text:p>0.3144203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0.20855614973262" calcext:value-type="float">
            <text:p>0.2085561497</text:p>
          </table:table-cell>
          <table:table-cell office:value-type="float" office:value="0.163114752175896" calcext:value-type="float">
            <text:p>0.16311475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table:formula="of:=IF([.L34]&gt;=2;&quot;yes&quot;; &quot;no&quot;)" office:value-type="string" office:string-value="yes" calcext:value-type="string">
            <text:p>yes</text:p>
          </table:table-cell>
          <table:table-cell table:formula="of:=IF([.L34]&gt;=3;&quot;yes&quot;; &quot;no&quot;)" office:value-type="string" office:string-value="no" calcext:value-type="string">
            <text:p>no</text:p>
          </table:table-cell>
          <table:table-cell table:formula="of:=IF([.L34]&gt;=4;&quot;yes&quot;; &quot;no&quot;)" office:value-type="string" office:string-value="no" calcext:value-type="string">
            <text:p>no</text:p>
          </table:table-cell>
          <table:table-cell table:formula="of:=IF([.L34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466149010748419" calcext:value-type="float">
            <text:p>0.4661490107</text:p>
          </table:table-cell>
          <table:table-cell office:value-type="float" office:value="0.329340630954719" calcext:value-type="float">
            <text:p>0.329340631</text:p>
          </table:table-cell>
          <table:table-cell office:value-type="float" office:value="0.356214586195677" calcext:value-type="float">
            <text:p>0.35621458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1.6666666666667" calcext:value-type="float">
            <text:p>41.6666666667</text:p>
          </table:table-cell>
          <table:table-cell office:value-type="float" office:value="0.258064516129032" calcext:value-type="float">
            <text:p>0.2580645161</text:p>
          </table:table-cell>
          <table:table-cell office:value-type="float" office:value="0.17110343061956" calcext:value-type="float">
            <text:p>0.1711034306</text:p>
          </table:table-cell>
          <table:table-cell office:value-type="float" office:value="0.176545459938185" calcext:value-type="float">
            <text:p>0.17654545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table:formula="of:=IF([.L35]&gt;=2;&quot;yes&quot;; &quot;no&quot;)" office:value-type="string" office:string-value="yes" calcext:value-type="string">
            <text:p>yes</text:p>
          </table:table-cell>
          <table:table-cell table:formula="of:=IF([.L35]&gt;=3;&quot;yes&quot;; &quot;no&quot;)" office:value-type="string" office:string-value="no" calcext:value-type="string">
            <text:p>no</text:p>
          </table:table-cell>
          <table:table-cell table:formula="of:=IF([.L35]&gt;=4;&quot;yes&quot;; &quot;no&quot;)" office:value-type="string" office:string-value="no" calcext:value-type="string">
            <text:p>no</text:p>
          </table:table-cell>
          <table:table-cell table:formula="of:=IF([.L3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462250163521024" calcext:value-type="float">
            <text:p>0.4622501635</text:p>
          </table:table-cell>
          <table:table-cell office:value-type="float" office:value="0.322129447728415" calcext:value-type="float">
            <text:p>0.3221294477</text:p>
          </table:table-cell>
          <table:table-cell office:value-type="float" office:value="0.238953905552224" calcext:value-type="float">
            <text:p>0.23895390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188774673749098" calcext:value-type="float">
            <text:p>0.1887746737</text:p>
          </table:table-cell>
          <table:table-cell office:value-type="float" office:value="0.125296619276949" calcext:value-type="float">
            <text:p>0.12529661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table:formula="of:=IF([.L36]&gt;=2;&quot;yes&quot;; &quot;no&quot;)" office:value-type="string" office:string-value="yes" calcext:value-type="string">
            <text:p>yes</text:p>
          </table:table-cell>
          <table:table-cell table:formula="of:=IF([.L36]&gt;=3;&quot;yes&quot;; &quot;no&quot;)" office:value-type="string" office:string-value="no" calcext:value-type="string">
            <text:p>no</text:p>
          </table:table-cell>
          <table:table-cell table:formula="of:=IF([.L36]&gt;=4;&quot;yes&quot;; &quot;no&quot;)" office:value-type="string" office:string-value="no" calcext:value-type="string">
            <text:p>no</text:p>
          </table:table-cell>
          <table:table-cell table:formula="of:=IF([.L36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487950036474267" calcext:value-type="float">
            <text:p>0.4879500365</text:p>
          </table:table-cell>
          <table:table-cell office:value-type="float" office:value="0.316401851893423" calcext:value-type="float">
            <text:p>0.3164018519</text:p>
          </table:table-cell>
          <table:table-cell office:value-type="float" office:value="0.254085582120651" calcext:value-type="float">
            <text:p>0.25408558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153767234030044" calcext:value-type="float">
            <text:p>0.153767234</text:p>
          </table:table-cell>
          <table:table-cell office:value-type="float" office:value="0.133603403635651" calcext:value-type="float">
            <text:p>0.1336034036</text:p>
          </table:table-cell>
          <table:table-cell office:value-type="float" office:value="3" calcext:value-type="float">
            <text:p>3</text:p>
          </table:table-cell>
          <table:table-cell office:value-type="float" office:value="31.25" calcext:value-type="float">
            <text:p>31.25</text:p>
          </table:table-cell>
          <table:table-cell office:value-type="float" office:value="100" calcext:value-type="float">
            <text:p>100</text:p>
          </table:table-cell>
          <table:table-cell table:formula="of:=IF([.L37]&gt;=2;&quot;yes&quot;; &quot;no&quot;)" office:value-type="string" office:string-value="yes" calcext:value-type="string">
            <text:p>yes</text:p>
          </table:table-cell>
          <table:table-cell table:formula="of:=IF([.L37]&gt;=3;&quot;yes&quot;; &quot;no&quot;)" office:value-type="string" office:string-value="yes" calcext:value-type="string">
            <text:p>yes</text:p>
          </table:table-cell>
          <table:table-cell table:formula="of:=IF([.L37]&gt;=4;&quot;yes&quot;; &quot;no&quot;)" office:value-type="string" office:string-value="no" calcext:value-type="string">
            <text:p>no</text:p>
          </table:table-cell>
          <table:table-cell table:formula="of:=IF([.L37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it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0.342093054755137" calcext:value-type="float">
            <text:p>0.3420930548</text:p>
          </table:table-cell>
          <table:table-cell office:value-type="float" office:value="0.191853394291572" calcext:value-type="float">
            <text:p>0.1918533943</text:p>
          </table:table-cell>
          <table:table-cell office:value-type="float" office:value="2" calcext:value-type="float">
            <text:p>2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5.79710144927536" calcext:value-type="float">
            <text:p>5.7971014493</text:p>
          </table:table-cell>
          <table:table-cell office:value-type="float" office:value="0.303030303030303" calcext:value-type="float">
            <text:p>0.303030303</text:p>
          </table:table-cell>
          <table:table-cell office:value-type="float" office:value="0.186767676767677" calcext:value-type="float">
            <text:p>0.1867676768</text:p>
          </table:table-cell>
          <table:table-cell office:value-type="float" office:value="0.0977125402389228" calcext:value-type="float">
            <text:p>0.0977125402</text:p>
          </table:table-cell>
          <table:table-cell office:value-type="float" office:value="2" calcext:value-type="float">
            <text:p>2</text:p>
          </table:table-cell>
          <table:table-cell office:value-type="float" office:value="31.5789473684211" calcext:value-type="float">
            <text:p>31.5789473684</text:p>
          </table:table-cell>
          <table:table-cell office:value-type="float" office:value="8.69565217391304" calcext:value-type="float">
            <text:p>8.6956521739</text:p>
          </table:table-cell>
          <table:table-cell table:formula="of:=IF([.L38]&gt;=2;&quot;yes&quot;; &quot;no&quot;)" office:value-type="string" office:string-value="yes" calcext:value-type="string">
            <text:p>yes</text:p>
          </table:table-cell>
          <table:table-cell table:formula="of:=IF([.L38]&gt;=3;&quot;yes&quot;; &quot;no&quot;)" office:value-type="string" office:string-value="no" calcext:value-type="string">
            <text:p>no</text:p>
          </table:table-cell>
          <table:table-cell table:formula="of:=IF([.L38]&gt;=4;&quot;yes&quot;; &quot;no&quot;)" office:value-type="string" office:string-value="no" calcext:value-type="string">
            <text:p>no</text:p>
          </table:table-cell>
          <table:table-cell table:formula="of:=IF([.L3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0.330261848675367" calcext:value-type="float">
            <text:p>0.3302618487</text:p>
          </table:table-cell>
          <table:table-cell office:value-type="float" office:value="0.26014474196781" calcext:value-type="float">
            <text:p>0.260144742</text:p>
          </table:table-cell>
          <table:table-cell office:value-type="float" office:value="2" calcext:value-type="float">
            <text:p>2</text:p>
          </table:table-cell>
          <table:table-cell office:value-type="float" office:value="3.125" calcext:value-type="float">
            <text:p>3.125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0.253393380812736" calcext:value-type="float">
            <text:p>0.2533933808</text:p>
          </table:table-cell>
          <table:table-cell office:value-type="float" office:value="0.131062244769017" calcext:value-type="float">
            <text:p>0.1310622448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office:value-type="float" office:value="33.3333333333333" calcext:value-type="float">
            <text:p>33.3333333333</text:p>
          </table:table-cell>
          <table:table-cell table:formula="of:=IF([.L39]&gt;=2;&quot;yes&quot;; &quot;no&quot;)" office:value-type="string" office:string-value="yes" calcext:value-type="string">
            <text:p>yes</text:p>
          </table:table-cell>
          <table:table-cell table:formula="of:=IF([.L39]&gt;=3;&quot;yes&quot;; &quot;no&quot;)" office:value-type="string" office:string-value="no" calcext:value-type="string">
            <text:p>no</text:p>
          </table:table-cell>
          <table:table-cell table:formula="of:=IF([.L39]&gt;=4;&quot;yes&quot;; &quot;no&quot;)" office:value-type="string" office:string-value="no" calcext:value-type="string">
            <text:p>no</text:p>
          </table:table-cell>
          <table:table-cell table:formula="of:=IF([.L39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en</text:p>
          </table:table-cell>
          <table:table-cell office:value-type="float" office:value="0.4" calcext:value-type="float">
            <text:p>0.4</text:p>
          </table:table-cell>
          <table:table-cell office:value-type="float" office:value="0.28557995483597" calcext:value-type="float">
            <text:p>0.2855799548</text:p>
          </table:table-cell>
          <table:table-cell office:value-type="float" office:value="0.250638956601615" calcext:value-type="float">
            <text:p>0.2506389566</text:p>
          </table:table-cell>
          <table:table-cell office:value-type="float" office:value="4" calcext:value-type="float">
            <text:p>4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16328842940685" calcext:value-type="float">
            <text:p>0.1632884294</text:p>
          </table:table-cell>
          <table:table-cell office:value-type="float" office:value="0.114967750078568" calcext:value-type="float">
            <text:p>0.1149677501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63.6363636363636" calcext:value-type="float">
            <text:p>63.6363636364</text:p>
          </table:table-cell>
          <table:table-cell table:formula="of:=IF([.L40]&gt;=2;&quot;yes&quot;; &quot;no&quot;)" office:value-type="string" office:string-value="yes" calcext:value-type="string">
            <text:p>yes</text:p>
          </table:table-cell>
          <table:table-cell table:formula="of:=IF([.L40]&gt;=3;&quot;yes&quot;; &quot;no&quot;)" office:value-type="string" office:string-value="yes" calcext:value-type="string">
            <text:p>yes</text:p>
          </table:table-cell>
          <table:table-cell table:formula="of:=IF([.L40]&gt;=4;&quot;yes&quot;; &quot;no&quot;)" office:value-type="string" office:string-value="yes" calcext:value-type="string">
            <text:p>yes</text:p>
          </table:table-cell>
          <table:table-cell table:formula="of:=IF([.L40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0.479470304947321" calcext:value-type="float">
            <text:p>0.4794703049</text:p>
          </table:table-cell>
          <table:table-cell office:value-type="float" office:value="0.440596116499802" calcext:value-type="float">
            <text:p>0.4405961165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06666666666667" calcext:value-type="float">
            <text:p>0.3066666667</text:p>
          </table:table-cell>
          <table:table-cell office:value-type="float" office:value="0.242357133128048" calcext:value-type="float">
            <text:p>0.2423571331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table:formula="of:=IF([.L41]&gt;=2;&quot;yes&quot;; &quot;no&quot;)" office:value-type="string" office:string-value="yes" calcext:value-type="string">
            <text:p>yes</text:p>
          </table:table-cell>
          <table:table-cell table:formula="of:=IF([.L41]&gt;=3;&quot;yes&quot;; &quot;no&quot;)" office:value-type="string" office:string-value="no" calcext:value-type="string">
            <text:p>no</text:p>
          </table:table-cell>
          <table:table-cell table:formula="of:=IF([.L41]&gt;=4;&quot;yes&quot;; &quot;no&quot;)" office:value-type="string" office:string-value="no" calcext:value-type="string">
            <text:p>no</text:p>
          </table:table-cell>
          <table:table-cell table:formula="of:=IF([.L41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it</text:p>
          </table:table-cell>
          <table:table-cell office:value-type="float" office:value="0.530330085889911" calcext:value-type="float">
            <text:p>0.5303300859</text:p>
          </table:table-cell>
          <table:table-cell office:value-type="float" office:value="0.478552500828544" calcext:value-type="float">
            <text:p>0.4785525008</text:p>
          </table:table-cell>
          <table:table-cell office:value-type="float" office:value="0.273836041585185" calcext:value-type="float">
            <text:p>0.27383604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93348861283644" calcext:value-type="float">
            <text:p>0.2933488613</text:p>
          </table:table-cell>
          <table:table-cell office:value-type="float" office:value="0.149894428354498" calcext:value-type="float">
            <text:p>0.14989442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L42]&gt;=2;&quot;yes&quot;; &quot;no&quot;)" office:value-type="string" office:string-value="yes" calcext:value-type="string">
            <text:p>yes</text:p>
          </table:table-cell>
          <table:table-cell table:formula="of:=IF([.L42]&gt;=3;&quot;yes&quot;; &quot;no&quot;)" office:value-type="string" office:string-value="no" calcext:value-type="string">
            <text:p>no</text:p>
          </table:table-cell>
          <table:table-cell table:formula="of:=IF([.L42]&gt;=4;&quot;yes&quot;; &quot;no&quot;)" office:value-type="string" office:string-value="no" calcext:value-type="string">
            <text:p>no</text:p>
          </table:table-cell>
          <table:table-cell table:formula="of:=IF([.L42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679707499113" calcext:value-type="float">
            <text:p>0.2626797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33363526570048" calcext:value-type="float">
            <text:p>0.2333635266</text:p>
          </table:table-cell>
          <table:table-cell office:value-type="float" office:value="0.124136021143701" calcext:value-type="float">
            <text:p>0.1241360211</text:p>
          </table:table-cell>
          <table:table-cell office:value-type="float" office:value="2" calcext:value-type="float">
            <text:p>2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31.5789473684211" calcext:value-type="float">
            <text:p>31.5789473684</text:p>
          </table:table-cell>
          <table:table-cell table:formula="of:=IF([.L43]&gt;=2;&quot;yes&quot;; &quot;no&quot;)" office:value-type="string" office:string-value="yes" calcext:value-type="string">
            <text:p>yes</text:p>
          </table:table-cell>
          <table:table-cell table:formula="of:=IF([.L43]&gt;=3;&quot;yes&quot;; &quot;no&quot;)" office:value-type="string" office:string-value="no" calcext:value-type="string">
            <text:p>no</text:p>
          </table:table-cell>
          <table:table-cell table:formula="of:=IF([.L43]&gt;=4;&quot;yes&quot;; &quot;no&quot;)" office:value-type="string" office:string-value="no" calcext:value-type="string">
            <text:p>no</text:p>
          </table:table-cell>
          <table:table-cell table:formula="of:=IF([.L4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56980288229819" calcext:value-type="float">
            <text:p>0.5698028823</text:p>
          </table:table-cell>
          <table:table-cell office:value-type="float" office:value="0.401834905791769" calcext:value-type="float">
            <text:p>0.4018349058</text:p>
          </table:table-cell>
          <table:table-cell office:value-type="float" office:value="0.297399974038309" calcext:value-type="float">
            <text:p>0.297399974</text:p>
          </table:table-cell>
          <table:table-cell office:value-type="float" office:value="3" calcext:value-type="float">
            <text:p>3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0.231304441172862" calcext:value-type="float">
            <text:p>0.2313044412</text:p>
          </table:table-cell>
          <table:table-cell office:value-type="float" office:value="0.141706803569137" calcext:value-type="float">
            <text:p>0.1417068036</text:p>
          </table:table-cell>
          <table:table-cell office:value-type="float" office:value="3" calcext:value-type="float">
            <text:p>3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54.5454545454545" calcext:value-type="float">
            <text:p>54.5454545455</text:p>
          </table:table-cell>
          <table:table-cell table:formula="of:=IF([.L44]&gt;=2;&quot;yes&quot;; &quot;no&quot;)" office:value-type="string" office:string-value="yes" calcext:value-type="string">
            <text:p>yes</text:p>
          </table:table-cell>
          <table:table-cell table:formula="of:=IF([.L44]&gt;=3;&quot;yes&quot;; &quot;no&quot;)" office:value-type="string" office:string-value="yes" calcext:value-type="string">
            <text:p>yes</text:p>
          </table:table-cell>
          <table:table-cell table:formula="of:=IF([.L44]&gt;=4;&quot;yes&quot;; &quot;no&quot;)" office:value-type="string" office:string-value="no" calcext:value-type="string">
            <text:p>no</text:p>
          </table:table-cell>
          <table:table-cell table:formula="of:=IF([.L44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673575314054563" calcext:value-type="float">
            <text:p>0.6735753141</text:p>
          </table:table-cell>
          <table:table-cell office:value-type="float" office:value="0.509460813341321" calcext:value-type="float">
            <text:p>0.5094608133</text:p>
          </table:table-cell>
          <table:table-cell office:value-type="float" office:value="0.328865487156302" calcext:value-type="float">
            <text:p>0.3288654872</text:p>
          </table:table-cell>
          <table:table-cell office:value-type="float" office:value="3" calcext:value-type="float">
            <text:p>3</text:p>
          </table:table-cell>
          <table:table-cell office:value-type="float" office:value="21.7391304347826" calcext:value-type="float">
            <text:p>21.7391304348</text:p>
          </table:table-cell>
          <table:table-cell office:value-type="float" office:value="31.25" calcext:value-type="float">
            <text:p>31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64735978307407" calcext:value-type="float">
            <text:p>0.2647359783</text:p>
          </table:table-cell>
          <table:table-cell office:value-type="float" office:value="0.177370591011268" calcext:value-type="float">
            <text:p>0.177370591</text:p>
          </table:table-cell>
          <table:table-cell office:value-type="float" office:value="4" calcext:value-type="float">
            <text:p>4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formula="of:=IF([.L45]&gt;=2;&quot;yes&quot;; &quot;no&quot;)" office:value-type="string" office:string-value="yes" calcext:value-type="string">
            <text:p>yes</text:p>
          </table:table-cell>
          <table:table-cell table:formula="of:=IF([.L45]&gt;=3;&quot;yes&quot;; &quot;no&quot;)" office:value-type="string" office:string-value="yes" calcext:value-type="string">
            <text:p>yes</text:p>
          </table:table-cell>
          <table:table-cell table:formula="of:=IF([.L45]&gt;=4;&quot;yes&quot;; &quot;no&quot;)" office:value-type="string" office:string-value="yes" calcext:value-type="string">
            <text:p>yes</text:p>
          </table:table-cell>
          <table:table-cell table:formula="of:=IF([.L4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0.393355164868533" calcext:value-type="float">
            <text:p>0.3933551649</text:p>
          </table:table-cell>
          <table:table-cell office:value-type="float" office:value="0.29597934388617" calcext:value-type="float">
            <text:p>0.295979343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9.1304347826087" calcext:value-type="float">
            <text:p>39.13043478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0804227978141" calcext:value-type="float">
            <text:p>0.250804228</text:p>
          </table:table-cell>
          <table:table-cell office:value-type="float" office:value="0.157913811938898" calcext:value-type="float">
            <text:p>0.15791381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.1304347826087" calcext:value-type="float">
            <text:p>39.1304347826</text:p>
          </table:table-cell>
          <table:table-cell table:formula="of:=IF([.L46]&gt;=2;&quot;yes&quot;; &quot;no&quot;)" office:value-type="string" office:string-value="yes" calcext:value-type="string">
            <text:p>yes</text:p>
          </table:table-cell>
          <table:table-cell table:formula="of:=IF([.L46]&gt;=3;&quot;yes&quot;; &quot;no&quot;)" office:value-type="string" office:string-value="yes" calcext:value-type="string">
            <text:p>yes</text:p>
          </table:table-cell>
          <table:table-cell table:formula="of:=IF([.L46]&gt;=4;&quot;yes&quot;; &quot;no&quot;)" office:value-type="string" office:string-value="no" calcext:value-type="string">
            <text:p>no</text:p>
          </table:table-cell>
          <table:table-cell table:formula="of:=IF([.L46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en</text:p>
          </table:table-cell>
          <table:table-cell office:value-type="float" office:value="0.560448538317805" calcext:value-type="float">
            <text:p>0.5604485383</text:p>
          </table:table-cell>
          <table:table-cell office:value-type="float" office:value="0.431250406517317" calcext:value-type="float">
            <text:p>0.4312504065</text:p>
          </table:table-cell>
          <table:table-cell office:value-type="float" office:value="0.294010167765047" calcext:value-type="float">
            <text:p>0.29401016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0.388888888888889" calcext:value-type="float">
            <text:p>0.3888888889</text:p>
          </table:table-cell>
          <table:table-cell office:value-type="float" office:value="0.261900448585231" calcext:value-type="float">
            <text:p>0.2619004486</text:p>
          </table:table-cell>
          <table:table-cell office:value-type="float" office:value="0.165156841975298" calcext:value-type="float">
            <text:p>0.1651568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.25" calcext:value-type="float">
            <text:p>31.25</text:p>
          </table:table-cell>
          <table:table-cell table:formula="of:=IF([.L47]&gt;=2;&quot;yes&quot;; &quot;no&quot;)" office:value-type="string" office:string-value="yes" calcext:value-type="string">
            <text:p>yes</text:p>
          </table:table-cell>
          <table:table-cell table:formula="of:=IF([.L47]&gt;=3;&quot;yes&quot;; &quot;no&quot;)" office:value-type="string" office:string-value="yes" calcext:value-type="string">
            <text:p>yes</text:p>
          </table:table-cell>
          <table:table-cell table:formula="of:=IF([.L47]&gt;=4;&quot;yes&quot;; &quot;no&quot;)" office:value-type="string" office:string-value="no" calcext:value-type="string">
            <text:p>no</text:p>
          </table:table-cell>
          <table:table-cell table:formula="of:=IF([.L47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en</text:p>
          </table:table-cell>
          <table:table-cell office:value-type="float" office:value="0.661437827766148" calcext:value-type="float">
            <text:p>0.6614378278</text:p>
          </table:table-cell>
          <table:table-cell office:value-type="float" office:value="0.493777376813144" calcext:value-type="float">
            <text:p>0.4937773768</text:p>
          </table:table-cell>
          <table:table-cell office:value-type="float" office:value="0.324511117311673" calcext:value-type="float">
            <text:p>0.3245111173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0.294954178375231" calcext:value-type="float">
            <text:p>0.2949541784</text:p>
          </table:table-cell>
          <table:table-cell office:value-type="float" office:value="0.153911171388496" calcext:value-type="float">
            <text:p>0.1539111714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54.5454545454545" calcext:value-type="float">
            <text:p>54.5454545455</text:p>
          </table:table-cell>
          <table:table-cell table:formula="of:=IF([.L48]&gt;=2;&quot;yes&quot;; &quot;no&quot;)" office:value-type="string" office:string-value="yes" calcext:value-type="string">
            <text:p>yes</text:p>
          </table:table-cell>
          <table:table-cell table:formula="of:=IF([.L48]&gt;=3;&quot;yes&quot;; &quot;no&quot;)" office:value-type="string" office:string-value="yes" calcext:value-type="string">
            <text:p>yes</text:p>
          </table:table-cell>
          <table:table-cell table:formula="of:=IF([.L48]&gt;=4;&quot;yes&quot;; &quot;no&quot;)" office:value-type="string" office:string-value="yes" calcext:value-type="string">
            <text:p>yes</text:p>
          </table:table-cell>
          <table:table-cell table:formula="of:=IF([.L4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it</text:p>
          </table:table-cell>
          <table:table-cell office:value-type="float" office:value="0.647150228929434" calcext:value-type="float">
            <text:p>0.6471502289</text:p>
          </table:table-cell>
          <table:table-cell office:value-type="float" office:value="0.422670192589607" calcext:value-type="float">
            <text:p>0.4226701926</text:p>
          </table:table-cell>
          <table:table-cell office:value-type="float" office:value="0.238918498492767" calcext:value-type="float">
            <text:p>0.2389184985</text:p>
          </table:table-cell>
          <table:table-cell office:value-type="float" office:value="8" calcext:value-type="float">
            <text:p>8</text:p>
          </table:table-cell>
          <table:table-cell office:value-type="float" office:value="36.5384615384615" calcext:value-type="float">
            <text:p>36.5384615385</text:p>
          </table:table-cell>
          <table:table-cell office:value-type="float" office:value="52.7777777777778" calcext:value-type="float">
            <text:p>52.7777777778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0.237506657955644" calcext:value-type="float">
            <text:p>0.237506658</text:p>
          </table:table-cell>
          <table:table-cell office:value-type="float" office:value="0.123627462908138" calcext:value-type="float">
            <text:p>0.1236274629</text:p>
          </table:table-cell>
          <table:table-cell office:value-type="float" office:value="8" calcext:value-type="float">
            <text:p>8</text:p>
          </table:table-cell>
          <table:table-cell office:value-type="float" office:value="36.5384615384615" calcext:value-type="float">
            <text:p>36.5384615385</text:p>
          </table:table-cell>
          <table:table-cell office:value-type="float" office:value="52.7777777777778" calcext:value-type="float">
            <text:p>52.7777777778</text:p>
          </table:table-cell>
          <table:table-cell table:formula="of:=IF([.L49]&gt;=2;&quot;yes&quot;; &quot;no&quot;)" office:value-type="string" office:string-value="yes" calcext:value-type="string">
            <text:p>yes</text:p>
          </table:table-cell>
          <table:table-cell table:formula="of:=IF([.L49]&gt;=3;&quot;yes&quot;; &quot;no&quot;)" office:value-type="string" office:string-value="yes" calcext:value-type="string">
            <text:p>yes</text:p>
          </table:table-cell>
          <table:table-cell table:formula="of:=IF([.L49]&gt;=4;&quot;yes&quot;; &quot;no&quot;)" office:value-type="string" office:string-value="yes" calcext:value-type="string">
            <text:p>yes</text:p>
          </table:table-cell>
          <table:table-cell table:formula="of:=IF([.L49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356663140949" calcext:value-type="float">
            <text:p>0.3193566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0.150960247088917" calcext:value-type="float">
            <text:p>0.1509602471</text:p>
          </table:table-cell>
          <table:table-cell office:value-type="float" office:value="2" calcext:value-type="float">
            <text:p>2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16.6666666666667" calcext:value-type="float">
            <text:p>16.6666666667</text:p>
          </table:table-cell>
          <table:table-cell table:formula="of:=IF([.L50]&gt;=2;&quot;yes&quot;; &quot;no&quot;)" office:value-type="string" office:string-value="yes" calcext:value-type="string">
            <text:p>yes</text:p>
          </table:table-cell>
          <table:table-cell table:formula="of:=IF([.L50]&gt;=3;&quot;yes&quot;; &quot;no&quot;)" office:value-type="string" office:string-value="no" calcext:value-type="string">
            <text:p>no</text:p>
          </table:table-cell>
          <table:table-cell table:formula="of:=IF([.L50]&gt;=4;&quot;yes&quot;; &quot;no&quot;)" office:value-type="string" office:string-value="no" calcext:value-type="string">
            <text:p>no</text:p>
          </table:table-cell>
          <table:table-cell table:formula="of:=IF([.L50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504990131391452" calcext:value-type="float">
            <text:p>0.5049901314</text:p>
          </table:table-cell>
          <table:table-cell office:value-type="float" office:value="0.620007818638971" calcext:value-type="float">
            <text:p>0.620007818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344337090713902" calcext:value-type="float">
            <text:p>0.3443370907</text:p>
          </table:table-cell>
          <table:table-cell office:value-type="float" office:value="0.433572727195426" calcext:value-type="float">
            <text:p>0.433572727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IF([.L51]&gt;=2;&quot;yes&quot;; &quot;no&quot;)" office:value-type="string" office:string-value="yes" calcext:value-type="string">
            <text:p>yes</text:p>
          </table:table-cell>
          <table:table-cell table:formula="of:=IF([.L51]&gt;=3;&quot;yes&quot;; &quot;no&quot;)" office:value-type="string" office:string-value="yes" calcext:value-type="string">
            <text:p>yes</text:p>
          </table:table-cell>
          <table:table-cell table:formula="of:=IF([.L51]&gt;=4;&quot;yes&quot;; &quot;no&quot;)" office:value-type="string" office:string-value="no" calcext:value-type="string">
            <text:p>no</text:p>
          </table:table-cell>
          <table:table-cell table:formula="of:=IF([.L51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en</text:p>
          </table:table-cell>
          <table:table-cell office:value-type="float" office:value="0.700140042014005" calcext:value-type="float">
            <text:p>0.700140042</text:p>
          </table:table-cell>
          <table:table-cell office:value-type="float" office:value="0.452662755713332" calcext:value-type="float">
            <text:p>0.4526627557</text:p>
          </table:table-cell>
          <table:table-cell office:value-type="float" office:value="0.306319433129541" calcext:value-type="float">
            <text:p>0.3063194331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317884729649436" calcext:value-type="float">
            <text:p>0.3178847296</text:p>
          </table:table-cell>
          <table:table-cell office:value-type="float" office:value="0.180011322234159" calcext:value-type="float">
            <text:p>0.1800113222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table:formula="of:=IF([.L52]&gt;=2;&quot;yes&quot;; &quot;no&quot;)" office:value-type="string" office:string-value="yes" calcext:value-type="string">
            <text:p>yes</text:p>
          </table:table-cell>
          <table:table-cell table:formula="of:=IF([.L52]&gt;=3;&quot;yes&quot;; &quot;no&quot;)" office:value-type="string" office:string-value="yes" calcext:value-type="string">
            <text:p>yes</text:p>
          </table:table-cell>
          <table:table-cell table:formula="of:=IF([.L52]&gt;=4;&quot;yes&quot;; &quot;no&quot;)" office:value-type="string" office:string-value="no" calcext:value-type="string">
            <text:p>no</text:p>
          </table:table-cell>
          <table:table-cell table:formula="of:=IF([.L52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0.482297583526411" calcext:value-type="float">
            <text:p>0.4822975835</text:p>
          </table:table-cell>
          <table:table-cell office:value-type="float" office:value="0.433922251575713" calcext:value-type="float">
            <text:p>0.4339222516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31599905703618" calcext:value-type="float">
            <text:p>0.315999057</text:p>
          </table:table-cell>
          <table:table-cell office:value-type="float" office:value="0.290479085547178" calcext:value-type="float">
            <text:p>0.2904790855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formula="of:=IF([.L53]&gt;=2;&quot;yes&quot;; &quot;no&quot;)" office:value-type="string" office:string-value="yes" calcext:value-type="string">
            <text:p>yes</text:p>
          </table:table-cell>
          <table:table-cell table:formula="of:=IF([.L53]&gt;=3;&quot;yes&quot;; &quot;no&quot;)" office:value-type="string" office:string-value="yes" calcext:value-type="string">
            <text:p>yes</text:p>
          </table:table-cell>
          <table:table-cell table:formula="of:=IF([.L53]&gt;=4;&quot;yes&quot;; &quot;no&quot;)" office:value-type="string" office:string-value="no" calcext:value-type="string">
            <text:p>no</text:p>
          </table:table-cell>
          <table:table-cell table:formula="of:=IF([.L53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0.409640518377177" calcext:value-type="float">
            <text:p>0.4096405184</text:p>
          </table:table-cell>
          <table:table-cell office:value-type="float" office:value="0.300264235319954" calcext:value-type="float">
            <text:p>0.30026423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216035458535458" calcext:value-type="float">
            <text:p>0.2160354585</text:p>
          </table:table-cell>
          <table:table-cell office:value-type="float" office:value="0.160589108065551" calcext:value-type="float">
            <text:p>0.16058910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.5555555555556" calcext:value-type="float">
            <text:p>55.5555555556</text:p>
          </table:table-cell>
          <table:table-cell table:formula="of:=IF([.L54]&gt;=2;&quot;yes&quot;; &quot;no&quot;)" office:value-type="string" office:string-value="yes" calcext:value-type="string">
            <text:p>yes</text:p>
          </table:table-cell>
          <table:table-cell table:formula="of:=IF([.L54]&gt;=3;&quot;yes&quot;; &quot;no&quot;)" office:value-type="string" office:string-value="yes" calcext:value-type="string">
            <text:p>yes</text:p>
          </table:table-cell>
          <table:table-cell table:formula="of:=IF([.L54]&gt;=4;&quot;yes&quot;; &quot;no&quot;)" office:value-type="string" office:string-value="yes" calcext:value-type="string">
            <text:p>yes</text:p>
          </table:table-cell>
          <table:table-cell table:formula="of:=IF([.L54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721408419362348" calcext:value-type="float">
            <text:p>0.7214084194</text:p>
          </table:table-cell>
          <table:table-cell office:value-type="float" office:value="0.531645074370631" calcext:value-type="float">
            <text:p>0.5316450744</text:p>
          </table:table-cell>
          <table:table-cell office:value-type="float" office:value="0.331988877694398" calcext:value-type="float">
            <text:p>0.3319888777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0.564102564102564" calcext:value-type="float">
            <text:p>0.5641025641</text:p>
          </table:table-cell>
          <table:table-cell office:value-type="float" office:value="0.279008085410524" calcext:value-type="float">
            <text:p>0.2790080854</text:p>
          </table:table-cell>
          <table:table-cell office:value-type="float" office:value="0.184926627319502" calcext:value-type="float">
            <text:p>0.184926627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table:formula="of:=IF([.L55]&gt;=2;&quot;yes&quot;; &quot;no&quot;)" office:value-type="string" office:string-value="yes" calcext:value-type="string">
            <text:p>yes</text:p>
          </table:table-cell>
          <table:table-cell table:formula="of:=IF([.L55]&gt;=3;&quot;yes&quot;; &quot;no&quot;)" office:value-type="string" office:string-value="yes" calcext:value-type="string">
            <text:p>yes</text:p>
          </table:table-cell>
          <table:table-cell table:formula="of:=IF([.L55]&gt;=4;&quot;yes&quot;; &quot;no&quot;)" office:value-type="string" office:string-value="yes" calcext:value-type="string">
            <text:p>yes</text:p>
          </table:table-cell>
          <table:table-cell table:formula="of:=IF([.L55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730296743340221" calcext:value-type="float">
            <text:p>0.7302967433</text:p>
          </table:table-cell>
          <table:table-cell office:value-type="float" office:value="0.505645600260428" calcext:value-type="float">
            <text:p>0.5056456003</text:p>
          </table:table-cell>
          <table:table-cell office:value-type="float" office:value="0.195587016236308" calcext:value-type="float">
            <text:p>0.1955870162</text:p>
          </table:table-cell>
          <table:table-cell office:value-type="float" office:value="10" calcext:value-type="float">
            <text:p>10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339472854649008" calcext:value-type="float">
            <text:p>0.3394728546</text:p>
          </table:table-cell>
          <table:table-cell office:value-type="float" office:value="0.100474872244073" calcext:value-type="float">
            <text:p>0.1004748722</text:p>
          </table:table-cell>
          <table:table-cell office:value-type="float" office:value="10" calcext:value-type="float">
            <text:p>10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formula="of:=IF([.L56]&gt;=2;&quot;yes&quot;; &quot;no&quot;)" office:value-type="string" office:string-value="yes" calcext:value-type="string">
            <text:p>yes</text:p>
          </table:table-cell>
          <table:table-cell table:formula="of:=IF([.L56]&gt;=3;&quot;yes&quot;; &quot;no&quot;)" office:value-type="string" office:string-value="yes" calcext:value-type="string">
            <text:p>yes</text:p>
          </table:table-cell>
          <table:table-cell table:formula="of:=IF([.L56]&gt;=4;&quot;yes&quot;; &quot;no&quot;)" office:value-type="string" office:string-value="yes" calcext:value-type="string">
            <text:p>yes</text:p>
          </table:table-cell>
          <table:table-cell table:formula="of:=IF([.L56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en</text:p>
          </table:table-cell>
          <table:table-cell office:value-type="float" office:value="0.853491813588196" calcext:value-type="float">
            <text:p>0.8534918136</text:p>
          </table:table-cell>
          <table:table-cell office:value-type="float" office:value="0.686727951325048" calcext:value-type="float">
            <text:p>0.6867279513</text:p>
          </table:table-cell>
          <table:table-cell office:value-type="float" office:value="0.508464745481107" calcext:value-type="float">
            <text:p>0.5084647455</text:p>
          </table:table-cell>
          <table:table-cell office:value-type="float" office:value="5" calcext:value-type="float">
            <text:p>5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36.8421052631579" calcext:value-type="float">
            <text:p>36.8421052632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0.406141300220248" calcext:value-type="float">
            <text:p>0.4061413002</text:p>
          </table:table-cell>
          <table:table-cell office:value-type="float" office:value="0.296447116921465" calcext:value-type="float">
            <text:p>0.296447116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1.5789473684211" calcext:value-type="float">
            <text:p>31.5789473684</text:p>
          </table:table-cell>
          <table:table-cell table:formula="of:=IF([.L57]&gt;=2;&quot;yes&quot;; &quot;no&quot;)" office:value-type="string" office:string-value="yes" calcext:value-type="string">
            <text:p>yes</text:p>
          </table:table-cell>
          <table:table-cell table:formula="of:=IF([.L57]&gt;=3;&quot;yes&quot;; &quot;no&quot;)" office:value-type="string" office:string-value="yes" calcext:value-type="string">
            <text:p>yes</text:p>
          </table:table-cell>
          <table:table-cell table:formula="of:=IF([.L57]&gt;=4;&quot;yes&quot;; &quot;no&quot;)" office:value-type="string" office:string-value="yes" calcext:value-type="string">
            <text:p>yes</text:p>
          </table:table-cell>
          <table:table-cell table:formula="of:=IF([.L57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it</text:p>
          </table:table-cell>
          <table:table-cell office:value-type="float" office:value="0.771516749810459" calcext:value-type="float">
            <text:p>0.7715167498</text:p>
          </table:table-cell>
          <table:table-cell office:value-type="float" office:value="0.449600932737409" calcext:value-type="float">
            <text:p>0.4496009327</text:p>
          </table:table-cell>
          <table:table-cell office:value-type="float" office:value="0.308674578415207" calcext:value-type="float">
            <text:p>0.3086745784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0965246874338" calcext:value-type="float">
            <text:p>0.2509652469</text:p>
          </table:table-cell>
          <table:table-cell office:value-type="float" office:value="0.168480275071527" calcext:value-type="float">
            <text:p>0.1684802751</text:p>
          </table:table-cell>
          <table:table-cell office:value-type="float" office:value="8" calcext:value-type="float">
            <text:p>8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55" calcext:value-type="float">
            <text:p>55</text:p>
          </table:table-cell>
          <table:table-cell table:formula="of:=IF([.L58]&gt;=2;&quot;yes&quot;; &quot;no&quot;)" office:value-type="string" office:string-value="yes" calcext:value-type="string">
            <text:p>yes</text:p>
          </table:table-cell>
          <table:table-cell table:formula="of:=IF([.L58]&gt;=3;&quot;yes&quot;; &quot;no&quot;)" office:value-type="string" office:string-value="yes" calcext:value-type="string">
            <text:p>yes</text:p>
          </table:table-cell>
          <table:table-cell table:formula="of:=IF([.L58]&gt;=4;&quot;yes&quot;; &quot;no&quot;)" office:value-type="string" office:string-value="yes" calcext:value-type="string">
            <text:p>yes</text:p>
          </table:table-cell>
          <table:table-cell table:formula="of:=IF([.L58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762770071396474" calcext:value-type="float">
            <text:p>0.7627700714</text:p>
          </table:table-cell>
          <table:table-cell office:value-type="float" office:value="0.516088029616374" calcext:value-type="float">
            <text:p>0.5160880296</text:p>
          </table:table-cell>
          <table:table-cell office:value-type="float" office:value="0.297326432745951" calcext:value-type="float">
            <text:p>0.2973264327</text:p>
          </table:table-cell>
          <table:table-cell office:value-type="float" office:value="9" calcext:value-type="float">
            <text:p>9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0.32674309408025" calcext:value-type="float">
            <text:p>0.3267430941</text:p>
          </table:table-cell>
          <table:table-cell office:value-type="float" office:value="0.179765674285242" calcext:value-type="float">
            <text:p>0.1797656743</text:p>
          </table:table-cell>
          <table:table-cell office:value-type="float" office:value="12" calcext:value-type="float">
            <text:p>12</text:p>
          </table:table-cell>
          <table:table-cell office:value-type="float" office:value="69.4444444444444" calcext:value-type="float">
            <text:p>69.4444444444</text:p>
          </table:table-cell>
          <table:table-cell office:value-type="float" office:value="73.5294117647059" calcext:value-type="float">
            <text:p>73.5294117647</text:p>
          </table:table-cell>
          <table:table-cell table:formula="of:=IF([.L59]&gt;=2;&quot;yes&quot;; &quot;no&quot;)" office:value-type="string" office:string-value="yes" calcext:value-type="string">
            <text:p>yes</text:p>
          </table:table-cell>
          <table:table-cell table:formula="of:=IF([.L59]&gt;=3;&quot;yes&quot;; &quot;no&quot;)" office:value-type="string" office:string-value="yes" calcext:value-type="string">
            <text:p>yes</text:p>
          </table:table-cell>
          <table:table-cell table:formula="of:=IF([.L59]&gt;=4;&quot;yes&quot;; &quot;no&quot;)" office:value-type="string" office:string-value="yes" calcext:value-type="string">
            <text:p>yes</text:p>
          </table:table-cell>
          <table:table-cell table:formula="of:=IF([.L59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it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565102418907474" calcext:value-type="float">
            <text:p>0.5651024189</text:p>
          </table:table-cell>
          <table:table-cell office:value-type="float" office:value="0.514869769044932" calcext:value-type="float">
            <text:p>0.5148697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0.383978875301614" calcext:value-type="float">
            <text:p>0.3839788753</text:p>
          </table:table-cell>
          <table:table-cell office:value-type="float" office:value="0.343496001615736" calcext:value-type="float">
            <text:p>0.3434960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table:formula="of:=IF([.L60]&gt;=2;&quot;yes&quot;; &quot;no&quot;)" office:value-type="string" office:string-value="yes" calcext:value-type="string">
            <text:p>yes</text:p>
          </table:table-cell>
          <table:table-cell table:formula="of:=IF([.L60]&gt;=3;&quot;yes&quot;; &quot;no&quot;)" office:value-type="string" office:string-value="yes" calcext:value-type="string">
            <text:p>yes</text:p>
          </table:table-cell>
          <table:table-cell table:formula="of:=IF([.L60]&gt;=4;&quot;yes&quot;; &quot;no&quot;)" office:value-type="string" office:string-value="yes" calcext:value-type="string">
            <text:p>yes</text:p>
          </table:table-cell>
          <table:table-cell table:formula="of:=IF([.L60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8" calcext:value-type="float">
            <text:p>0.8</text:p>
          </table:table-cell>
          <table:table-cell office:value-type="float" office:value="0.457854633964632" calcext:value-type="float">
            <text:p>0.457854634</text:p>
          </table:table-cell>
          <table:table-cell office:value-type="float" office:value="0.2412151888639" calcext:value-type="float">
            <text:p>0.2412151889</text:p>
          </table:table-cell>
          <table:table-cell office:value-type="float" office:value="5" calcext:value-type="float">
            <text:p>5</text:p>
          </table:table-cell>
          <table:table-cell office:value-type="float" office:value="32.6923076923077" calcext:value-type="float">
            <text:p>32.6923076923</text:p>
          </table:table-cell>
          <table:table-cell office:value-type="float" office:value="52.9411764705882" calcext:value-type="float">
            <text:p>52.9411764706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269811093128209" calcext:value-type="float">
            <text:p>0.2698110931</text:p>
          </table:table-cell>
          <table:table-cell office:value-type="float" office:value="0.133926647192954" calcext:value-type="float">
            <text:p>0.1339266472</text:p>
          </table:table-cell>
          <table:table-cell office:value-type="float" office:value="6" calcext:value-type="float">
            <text:p>6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61.7647058823529" calcext:value-type="float">
            <text:p>61.7647058824</text:p>
          </table:table-cell>
          <table:table-cell table:formula="of:=IF([.L61]&gt;=2;&quot;yes&quot;; &quot;no&quot;)" office:value-type="string" office:string-value="yes" calcext:value-type="string">
            <text:p>yes</text:p>
          </table:table-cell>
          <table:table-cell table:formula="of:=IF([.L61]&gt;=3;&quot;yes&quot;; &quot;no&quot;)" office:value-type="string" office:string-value="yes" calcext:value-type="string">
            <text:p>yes</text:p>
          </table:table-cell>
          <table:table-cell table:formula="of:=IF([.L61]&gt;=4;&quot;yes&quot;; &quot;no&quot;)" office:value-type="string" office:string-value="yes" calcext:value-type="string">
            <text:p>yes</text:p>
          </table:table-cell>
          <table:table-cell table:formula="of:=IF([.L61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0.470356706965845" calcext:value-type="float">
            <text:p>0.470356707</text:p>
          </table:table-cell>
          <table:table-cell office:value-type="float" office:value="0.213479114637929" calcext:value-type="float">
            <text:p>0.2134791146</text:p>
          </table:table-cell>
          <table:table-cell office:value-type="float" office:value="3" calcext:value-type="float">
            <text:p>3</text:p>
          </table:table-cell>
          <table:table-cell office:value-type="float" office:value="20.2380952380952" calcext:value-type="float">
            <text:p>20.2380952381</text:p>
          </table:table-cell>
          <table:table-cell office:value-type="float" office:value="26.5625" calcext:value-type="float">
            <text:p>26.562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29202809723398" calcext:value-type="float">
            <text:p>0.2920280972</text:p>
          </table:table-cell>
          <table:table-cell office:value-type="float" office:value="0.105770813408111" calcext:value-type="float">
            <text:p>0.1057708134</text:p>
          </table:table-cell>
          <table:table-cell office:value-type="float" office:value="5" calcext:value-type="float">
            <text:p>5</text:p>
          </table:table-cell>
          <table:table-cell office:value-type="float" office:value="23.8095238095238" calcext:value-type="float">
            <text:p>23.8095238095</text:p>
          </table:table-cell>
          <table:table-cell office:value-type="float" office:value="31.25" calcext:value-type="float">
            <text:p>31.25</text:p>
          </table:table-cell>
          <table:table-cell table:formula="of:=IF([.L62]&gt;=2;&quot;yes&quot;; &quot;no&quot;)" office:value-type="string" office:string-value="yes" calcext:value-type="string">
            <text:p>yes</text:p>
          </table:table-cell>
          <table:table-cell table:formula="of:=IF([.L62]&gt;=3;&quot;yes&quot;; &quot;no&quot;)" office:value-type="string" office:string-value="yes" calcext:value-type="string">
            <text:p>yes</text:p>
          </table:table-cell>
          <table:table-cell table:formula="of:=IF([.L62]&gt;=4;&quot;yes&quot;; &quot;no&quot;)" office:value-type="string" office:string-value="yes" calcext:value-type="string">
            <text:p>yes</text:p>
          </table:table-cell>
          <table:table-cell table:formula="of:=IF([.L62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0.579923867585678" calcext:value-type="float">
            <text:p>0.5799238676</text:p>
          </table:table-cell>
          <table:table-cell office:value-type="float" office:value="0.394173245910164" calcext:value-type="float">
            <text:p>0.394173245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390132712166477" calcext:value-type="float">
            <text:p>0.3901327122</text:p>
          </table:table-cell>
          <table:table-cell office:value-type="float" office:value="0.264209538768962" calcext:value-type="float">
            <text:p>0.264209538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7.7777777777778" calcext:value-type="float">
            <text:p>77.7777777778</text:p>
          </table:table-cell>
          <table:table-cell table:formula="of:=IF([.L63]&gt;=2;&quot;yes&quot;; &quot;no&quot;)" office:value-type="string" office:string-value="yes" calcext:value-type="string">
            <text:p>yes</text:p>
          </table:table-cell>
          <table:table-cell table:formula="of:=IF([.L63]&gt;=3;&quot;yes&quot;; &quot;no&quot;)" office:value-type="string" office:string-value="yes" calcext:value-type="string">
            <text:p>yes</text:p>
          </table:table-cell>
          <table:table-cell table:formula="of:=IF([.L63]&gt;=4;&quot;yes&quot;; &quot;no&quot;)" office:value-type="string" office:string-value="yes" calcext:value-type="string">
            <text:p>yes</text:p>
          </table:table-cell>
          <table:table-cell table:formula="of:=IF([.L63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0.554781645911453" calcext:value-type="float">
            <text:p>0.5547816459</text:p>
          </table:table-cell>
          <table:table-cell office:value-type="float" office:value="0.409600015051165" calcext:value-type="float">
            <text:p>0.4096000151</text:p>
          </table:table-cell>
          <table:table-cell office:value-type="float" office:value="8" calcext:value-type="float">
            <text:p>8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office:value-type="float" office:value="0.75" calcext:value-type="float">
            <text:p>0.75</text:p>
          </table:table-cell>
          <table:table-cell office:value-type="float" office:value="0.382642805842383" calcext:value-type="float">
            <text:p>0.3826428058</text:p>
          </table:table-cell>
          <table:table-cell office:value-type="float" office:value="0.264340276082193" calcext:value-type="float">
            <text:p>0.2643402761</text:p>
          </table:table-cell>
          <table:table-cell office:value-type="float" office:value="8" calcext:value-type="float">
            <text:p>8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table:formula="of:=IF([.L64]&gt;=2;&quot;yes&quot;; &quot;no&quot;)" office:value-type="string" office:string-value="yes" calcext:value-type="string">
            <text:p>yes</text:p>
          </table:table-cell>
          <table:table-cell table:formula="of:=IF([.L64]&gt;=3;&quot;yes&quot;; &quot;no&quot;)" office:value-type="string" office:string-value="yes" calcext:value-type="string">
            <text:p>yes</text:p>
          </table:table-cell>
          <table:table-cell table:formula="of:=IF([.L64]&gt;=4;&quot;yes&quot;; &quot;no&quot;)" office:value-type="string" office:string-value="yes" calcext:value-type="string">
            <text:p>yes</text:p>
          </table:table-cell>
          <table:table-cell table:formula="of:=IF([.L64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869318287921223" calcext:value-type="float">
            <text:p>0.8693182879</text:p>
          </table:table-cell>
          <table:table-cell office:value-type="float" office:value="0.521279892169617" calcext:value-type="float">
            <text:p>0.5212798922</text:p>
          </table:table-cell>
          <table:table-cell office:value-type="float" office:value="0.245316423016894" calcext:value-type="float">
            <text:p>0.245316423</text:p>
          </table:table-cell>
          <table:table-cell office:value-type="float" office:value="19" calcext:value-type="float">
            <text:p>19</text:p>
          </table:table-cell>
          <table:table-cell office:value-type="float" office:value="53.6231884057971" calcext:value-type="float">
            <text:p>53.6231884058</text:p>
          </table:table-cell>
          <table:table-cell office:value-type="float" office:value="63.7931034482759" calcext:value-type="float">
            <text:p>63.7931034483</text:p>
          </table:table-cell>
          <table:table-cell office:value-type="float" office:value="0.76" calcext:value-type="float">
            <text:p>0.76</text:p>
          </table:table-cell>
          <table:table-cell office:value-type="float" office:value="0.346019317511303" calcext:value-type="float">
            <text:p>0.3460193175</text:p>
          </table:table-cell>
          <table:table-cell office:value-type="float" office:value="0.144956732862116" calcext:value-type="float">
            <text:p>0.1449567329</text:p>
          </table:table-cell>
          <table:table-cell office:value-type="float" office:value="19" calcext:value-type="float">
            <text:p>19</text:p>
          </table:table-cell>
          <table:table-cell office:value-type="float" office:value="59.4202898550725" calcext:value-type="float">
            <text:p>59.4202898551</text:p>
          </table:table-cell>
          <table:table-cell office:value-type="float" office:value="70.6896551724138" calcext:value-type="float">
            <text:p>70.6896551724</text:p>
          </table:table-cell>
          <table:table-cell table:formula="of:=IF([.L65]&gt;=2;&quot;yes&quot;; &quot;no&quot;)" office:value-type="string" office:string-value="yes" calcext:value-type="string">
            <text:p>yes</text:p>
          </table:table-cell>
          <table:table-cell table:formula="of:=IF([.L65]&gt;=3;&quot;yes&quot;; &quot;no&quot;)" office:value-type="string" office:string-value="yes" calcext:value-type="string">
            <text:p>yes</text:p>
          </table:table-cell>
          <table:table-cell table:formula="of:=IF([.L65]&gt;=4;&quot;yes&quot;; &quot;no&quot;)" office:value-type="string" office:string-value="yes" calcext:value-type="string">
            <text:p>yes</text:p>
          </table:table-cell>
          <table:table-cell table:formula="of:=IF([.L65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en</text:p>
          </table:table-cell>
          <table:table-cell office:value-type="float" office:value="1" calcext:value-type="float">
            <text:p>1</text:p>
          </table:table-cell>
          <table:table-cell office:value-type="float" office:value="0.537207131750928" calcext:value-type="float">
            <text:p>0.5372071318</text:p>
          </table:table-cell>
          <table:table-cell office:value-type="float" office:value="0.1924129545385" calcext:value-type="float">
            <text:p>0.1924129545</text:p>
          </table:table-cell>
          <table:table-cell office:value-type="float" office:value="14" calcext:value-type="float">
            <text:p>14</text:p>
          </table:table-cell>
          <table:table-cell office:value-type="float" office:value="39.1304347826087" calcext:value-type="float">
            <text:p>39.1304347826</text:p>
          </table:table-cell>
          <table:table-cell office:value-type="float" office:value="19.5652173913043" calcext:value-type="float">
            <text:p>19.5652173913</text:p>
          </table:table-cell>
          <table:table-cell office:value-type="float" office:value="1" calcext:value-type="float">
            <text:p>1</text:p>
          </table:table-cell>
          <table:table-cell office:value-type="float" office:value="0.374209130860257" calcext:value-type="float">
            <text:p>0.3742091309</text:p>
          </table:table-cell>
          <table:table-cell office:value-type="float" office:value="0.105726646086608" calcext:value-type="float">
            <text:p>0.1057266461</text:p>
          </table:table-cell>
          <table:table-cell office:value-type="float" office:value="14" calcext:value-type="float">
            <text:p>14</text:p>
          </table:table-cell>
          <table:table-cell office:value-type="float" office:value="40.5797101449275" calcext:value-type="float">
            <text:p>40.5797101449</text:p>
          </table:table-cell>
          <table:table-cell office:value-type="float" office:value="20.2898550724638" calcext:value-type="float">
            <text:p>20.2898550725</text:p>
          </table:table-cell>
          <table:table-cell table:formula="of:=IF([.L66]&gt;=2;&quot;yes&quot;; &quot;no&quot;)" office:value-type="string" office:string-value="yes" calcext:value-type="string">
            <text:p>yes</text:p>
          </table:table-cell>
          <table:table-cell table:formula="of:=IF([.L66]&gt;=3;&quot;yes&quot;; &quot;no&quot;)" office:value-type="string" office:string-value="yes" calcext:value-type="string">
            <text:p>yes</text:p>
          </table:table-cell>
          <table:table-cell table:formula="of:=IF([.L66]&gt;=4;&quot;yes&quot;; &quot;no&quot;)" office:value-type="string" office:string-value="yes" calcext:value-type="string">
            <text:p>yes</text:p>
          </table:table-cell>
          <table:table-cell table:formula="of:=IF([.L66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0.575655703627506" calcext:value-type="float">
            <text:p>0.5756557036</text:p>
          </table:table-cell>
          <table:table-cell office:value-type="float" office:value="0.372504930937359" calcext:value-type="float">
            <text:p>0.372504930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1" calcext:value-type="float">
            <text:p>1</text:p>
          </table:table-cell>
          <table:table-cell office:value-type="float" office:value="0.435327635327635" calcext:value-type="float">
            <text:p>0.4353276353</text:p>
          </table:table-cell>
          <table:table-cell office:value-type="float" office:value="0.270251238558031" calcext:value-type="float">
            <text:p>0.270251238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L67]&gt;=2;&quot;yes&quot;; &quot;no&quot;)" office:value-type="string" office:string-value="yes" calcext:value-type="string">
            <text:p>yes</text:p>
          </table:table-cell>
          <table:table-cell table:formula="of:=IF([.L67]&gt;=3;&quot;yes&quot;; &quot;no&quot;)" office:value-type="string" office:string-value="yes" calcext:value-type="string">
            <text:p>yes</text:p>
          </table:table-cell>
          <table:table-cell table:formula="of:=IF([.L67]&gt;=4;&quot;yes&quot;; &quot;no&quot;)" office:value-type="string" office:string-value="yes" calcext:value-type="string">
            <text:p>yes</text:p>
          </table:table-cell>
          <table:table-cell table:formula="of:=IF([.L67]&gt;=5;&quot;yes&quot;; &quot;no&quot;)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0.797184200364541" calcext:value-type="float">
            <text:p>0.7971842004</text:p>
          </table:table-cell>
          <table:table-cell office:value-type="float" office:value="0.3948510632901" calcext:value-type="float">
            <text:p>0.3948510633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679166666666667" calcext:value-type="float">
            <text:p>0.6791666667</text:p>
          </table:table-cell>
          <table:table-cell office:value-type="float" office:value="0.295634262139445" calcext:value-type="float">
            <text:p>0.2956342621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formula="of:=IF([.L68]&gt;=2;&quot;yes&quot;; &quot;no&quot;)" office:value-type="string" office:string-value="yes" calcext:value-type="string">
            <text:p>yes</text:p>
          </table:table-cell>
          <table:table-cell table:formula="of:=IF([.L68]&gt;=3;&quot;yes&quot;; &quot;no&quot;)" office:value-type="string" office:string-value="yes" calcext:value-type="string">
            <text:p>yes</text:p>
          </table:table-cell>
          <table:table-cell table:formula="of:=IF([.L68]&gt;=4;&quot;yes&quot;; &quot;no&quot;)" office:value-type="string" office:string-value="yes" calcext:value-type="string">
            <text:p>yes</text:p>
          </table:table-cell>
          <table:table-cell table:formula="of:=IF([.L68]&gt;=5;&quot;yes&quot;; 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calcext:conditional-formats>
          <calcext:conditional-format calcext:target-range-address="Sheet1.O3:Sheet1.T68">
            <calcext:condition calcext:apply-style-name="Untitled1" calcext:value="=&quot;yes&quot;" calcext:base-cell-address="Sheet1.O3"/>
            <calcext:condition calcext:apply-style-name="Untitled2" calcext:value="=&quot;paraphrase&quot;" calcext:base-cell-address="Sheet1.O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T6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1:11:28.37657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1:12:22.478038820</dc:date>
    <meta:generator>LibreOffice/4.2.8.2$Linux_X86_64 LibreOffice_project/420m0$Build-2</meta:generator>
    <meta:editing-duration>PT38M32S</meta:editing-duration>
    <meta:editing-cycles>6</meta:editing-cycles>
    <meta:document-statistic meta:table-count="1" meta:cell-count="1344" meta:object-count="0"/>
  </office:meta>
</office:document-meta>
</file>